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700000200173353BA327535BA.png" manifest:media-type="image/png"/>
  <manifest:file-entry manifest:full-path="Pictures/100000010000042B000003BA857F6F46F0198A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8.4992in" svg:height="7.5984in" draw:z-index="0"><draw:image xlink:href="Pictures/100000010000042B000003BA857F6F46F0198A66.png" xlink:type="simple" xlink:show="embed" xlink:actuate="onLoad" draw:mime-type="image/png"/></draw:frame><draw:frame draw:style-name="fr2" draw:name="Image2" text:anchor-type="char" svg:x="1.25in" svg:y="4.9807in" svg:width="0.628in" svg:height="0.5543in" draw:z-index="1"><draw:image xlink:href="Pictures/10000001000001E700000200173353BA327535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order-top="none" fo:border-bottom="none" fo:border-left="0.06pt solid #000000" fo:border-right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21:33:19.427047687</meta:creation-date>
    <dc:date>2023-02-01T23:10:39.478311740</dc:date>
    <meta:editing-duration>PT15M5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